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Karla" svg:font-family="Karl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212121" style:font-name="Karla" style:font-name-asian="Karla" style:font-name-complex="Karla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39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S.no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Exp</text:p>
          </table:table-cell>
          <table:table-cell office:value-type="string" table:style-name="ce1">
            <text:p>job_title</text:p>
          </table:table-cell>
          <table:table-cell office:value-type="string" table:style-name="ce1">
            <text:p>Salary</text:p>
          </table:table-cell>
          <table:table-cell office:value-type="string" table:style-name="ce1">
            <text:p>location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eb crawl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3">
            <text:p>Sealed Air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3">
            <text:p>XPO Logistic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3">
            <text:p>Deloitt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3">
            <text:p>Progress Resident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3">
            <text:p>Collins Aerospac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3">
            <text:p>Ayasdi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3">
            <text:p>Credit Karma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UX design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3">
            <text:p>Golden Mask In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3">
            <text:p>Ingersoll Rand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3">
            <text:p>Centene Corporation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3">
            <text:p>Bank of America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3">
            <text:p>Atrium Health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3">
            <text:p>LPL Financi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8-21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3">
            <text:p>The Data Incubator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2k-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3">
            <text:p>Selby Jenning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3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3">
            <text:p>Octapharma Plasma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3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5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3">
            <text:p>Apex Tool Grou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0-23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3">
            <text:p>The Hartford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9k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3">
            <text:p>Premier Inc.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1k</text:p>
          </table:table-cell>
          <table:table-cell office:value-type="string" table:style-name="ce3">
            <text:p>Mooresville, NC</text:p>
          </table:table-cell>
          <table:table-cell table:number-columns-repeated="16378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2k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3">
            <text:p>TC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0k-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3">
            <text:p>Lowe'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24k-30k</text:p>
          </table:table-cell>
          <table:table-cell office:value-type="string" table:style-name="ce3">
            <text:p>Fort Mill, SC</text:p>
          </table:table-cell>
          <table:table-cell table:number-columns-repeated="16378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4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Graphics designer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3">
            <text:p>AccruePartner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3">
            <text:p>Universal Logic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3">
            <text:p>UNC Charlott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3">
            <text:p>Red Venture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3">
            <text:p>NTT DATA Service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21k-2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3">
            <text:p>Data Bridge Consultant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40-50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6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3">
            <text:p>i3infotek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3">
            <text:p>Cambay Digita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55-6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3">
            <text:p>Wells Fargo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4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3">
            <text:p>Infosys Limited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30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3">
            <text:p>Botkeeper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20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3">
            <text:p>MSC Industrial Suppl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7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3">
            <text:p>Meridian Technologie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15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3">
            <text:p>Pyramid Consulting, Inc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ogramme special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k-4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4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6-32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5-3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5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35k</text:p>
          </table:table-cell>
          <table:table-cell office:value-type="string" table:style-name="ce3">
            <text:p>Davidson, NC</text:p>
          </table:table-cell>
          <table:table-cell table:number-columns-repeated="16378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19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50-6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3-50k</text:p>
          </table:table-cell>
          <table:table-cell office:value-type="string" table:style-name="ce3">
            <text:p>United States</text:p>
          </table:table-cell>
          <table:table-cell table:number-columns-repeated="16378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0-2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9-24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34-5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0-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HC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Googl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Appl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Samsung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1">
            <text:p>Amazon Web Services, Inc.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1">
            <text:p>Whirpool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8-21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12k-19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33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55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0-23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29k-3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11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22k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10k-2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24k-3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60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45-6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15k</text:p>
          </table:table-cell>
          <table:table-cell office:value-type="string" table:style-name="ce3">
            <text:p>Charlotte, NC</text:p>
          </table:table-cell>
          <table:table-cell table:number-columns-repeated="16378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k-4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Business Analyst/Data Analyst</text:p>
          </table:table-cell>
          <table:table-cell office:value-type="string" table:style-name="ce1">
            <text:p>40-45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6-32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5-3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Intern (Data Scientist - Population Health IT -Undergraduate - Summer)</text:p>
          </table:table-cell>
          <table:table-cell office:value-type="string" table:style-name="ce1">
            <text:p>45-50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Regulatory Sr. Data Analyst</text:p>
          </table:table-cell>
          <table:table-cell office:value-type="string" table:style-name="ce1">
            <text:p>30-35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 Clinical Data Analyst - OPR GI/MI Surgery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VP, Data Science</text:p>
          </table:table-cell>
          <table:table-cell office:value-type="string" table:style-name="ce1">
            <text:p>19-2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3-5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1">
            <text:p>HP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Pricing Analytics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 - Nationwide Opportunities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Analyst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Data Analy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Principal Data Scientist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I/ML Developer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r. Manager, Data Science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Software Engineer, Data Science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coimbatore</text:p>
          </table:table-cell>
          <table:table-cell table:number-columns-repeated="16378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r. Business Data Analys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srinagar</text:p>
          </table:table-cell>
          <table:table-cell table:number-columns-repeated="16378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jodhpur</text:p>
          </table:table-cell>
          <table:table-cell table:number-columns-repeated="16378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/Deep Learning Postdoc Fellow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madurai</text:p>
          </table:table-cell>
          <table:table-cell table:number-columns-repeated="16378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Senior Data Analyst, Connected Services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raipur</text:p>
          </table:table-cell>
          <table:table-cell table:number-columns-repeated="16378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Business Insights Artificial Intelligence &amp; Intelligent Automation Managing Director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vijayawada</text:p>
          </table:table-cell>
          <table:table-cell table:number-columns-repeated="16378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WorkFusion Machine learning Consultan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chandigragh</text:p>
          </table:table-cell>
          <table:table-cell table:number-columns-repeated="16378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r Data Scientist with DOD required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Greater Noida</text:p>
          </table:table-cell>
          <table:table-cell table:number-columns-repeated="16378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1">
            <text:p>Vodafone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Senior Big Data Engineer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Kolkata<text:s/></text:p>
          </table:table-cell>
          <table:table-cell table:number-columns-repeated="16378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Management Consultant 3 / Personalization Artificial Intelligence / Machine Learning (AI/ML)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Jaipur</text:p>
          </table:table-cell>
          <table:table-cell table:number-columns-repeated="16378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Analyst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chennai</text:p>
          </table:table-cell>
          <table:table-cell table:number-columns-repeated="16378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trategy Architect - Cloud, Big Data, Analytics, ML/AI/Data Science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mumbai</text:p>
          </table:table-cell>
          <table:table-cell table:number-columns-repeated="16378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Technology Executive - Digital and Data Leader Collections and Servicing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ahmedabad</text:p>
          </table:table-cell>
          <table:table-cell table:number-columns-repeated="16378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WorkFusion - Machine Learning Senior Consultan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surat</text:p>
          </table:table-cell>
          <table:table-cell table:number-columns-repeated="16378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Machine Learning Engineer</text:p>
          </table:table-cell>
          <table:table-cell office:value-type="string" table:style-name="ce1">
            <text:p>40-50k</text:p>
          </table:table-cell>
          <table:table-cell office:value-type="string" table:style-name="ce1">
            <text:p>kucknow</text:p>
          </table:table-cell>
          <table:table-cell table:number-columns-repeated="16378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65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ce Consultant SME</text:p>
          </table:table-cell>
          <table:table-cell office:value-type="string" table:style-name="ce1">
            <text:p>50-60k</text:p>
          </table:table-cell>
          <table:table-cell office:value-type="string" table:style-name="ce1">
            <text:p>indore</text:p>
          </table:table-cell>
          <table:table-cell table:number-columns-repeated="16378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55-65k</text:p>
          </table:table-cell>
          <table:table-cell office:value-type="string" table:style-name="ce1">
            <text:p>bhopal</text:p>
          </table:table-cell>
          <table:table-cell table:number-columns-repeated="16378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40-60k</text:p>
          </table:table-cell>
          <table:table-cell office:value-type="string" table:style-name="ce1">
            <text:p>kanpur</text:p>
          </table:table-cell>
          <table:table-cell table:number-columns-repeated="16378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ce Fellow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visakhapatnam</text:p>
          </table:table-cell>
          <table:table-cell table:number-columns-repeated="16378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20-30k</text:p>
          </table:table-cell>
          <table:table-cell office:value-type="string" table:style-name="ce1">
            <text:p>pimpri-chinchwad</text:p>
          </table:table-cell>
          <table:table-cell table:number-columns-repeated="16378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zure Cloud Enablement - Analytics &amp; Cognitive, Consultant</text:p>
          </table:table-cell>
          <table:table-cell office:value-type="string" table:style-name="ce1">
            <text:p>75k</text:p>
          </table:table-cell>
          <table:table-cell office:value-type="string" table:style-name="ce1">
            <text:p>patna</text:p>
          </table:table-cell>
          <table:table-cell table:number-columns-repeated="16378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Azure Cloud Enablement - Analytics &amp; Cognitive, Senior Consultant</text:p>
          </table:table-cell>
          <table:table-cell office:value-type="string" table:style-name="ce1">
            <text:p>15-25k</text:p>
          </table:table-cell>
          <table:table-cell office:value-type="string" table:style-name="ce1">
            <text:p>vadodara</text:p>
          </table:table-cell>
          <table:table-cell table:number-columns-repeated="16378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 yrs</text:p>
          </table:table-cell>
          <table:table-cell office:value-type="string" table:style-name="ce3">
            <text:p>AWS Cloud Enablement - Analytics &amp; Cognitive, Senior Consultan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ghaziabad</text:p>
          </table:table-cell>
          <table:table-cell table:number-columns-repeated="16378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Artificial Intelligence (Full Stack Developer), Senior Consultant - Applied Artificial Intelligence</text:p>
          </table:table-cell>
          <table:table-cell office:value-type="string" table:style-name="ce1">
            <text:p>19k</text:p>
          </table:table-cell>
          <table:table-cell office:value-type="string" table:style-name="ce1">
            <text:p>ludhiana</text:p>
          </table:table-cell>
          <table:table-cell table:number-columns-repeated="16378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5k</text:p>
          </table:table-cell>
          <table:table-cell office:value-type="string" table:style-name="ce1">
            <text:p>agra</text:p>
          </table:table-cell>
          <table:table-cell table:number-columns-repeated="16378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</text:p>
          </table:table-cell>
          <table:table-cell office:value-type="string" table:style-name="ce1">
            <text:p>25k</text:p>
          </table:table-cell>
          <table:table-cell office:value-type="string" table:style-name="ce1">
            <text:p>nashik</text:p>
          </table:table-cell>
          <table:table-cell table:number-columns-repeated="16378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3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20-25k</text:p>
          </table:table-cell>
          <table:table-cell office:value-type="string" table:style-name="ce1">
            <text:p>ranchi</text:p>
          </table:table-cell>
          <table:table-cell table:number-columns-repeated="16378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4yrs</text:p>
          </table:table-cell>
          <table:table-cell office:value-type="string" table:style-name="ce3">
            <text:p>Strategic Analytics – Data Scientist</text:p>
          </table:table-cell>
          <table:table-cell office:value-type="string" table:style-name="ce1">
            <text:p>19-24k</text:p>
          </table:table-cell>
          <table:table-cell office:value-type="string" table:style-name="ce1">
            <text:p>aurangabad</text:p>
          </table:table-cell>
          <table:table-cell table:number-columns-repeated="16378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5yrs</text:p>
          </table:table-cell>
          <table:table-cell office:value-type="string" table:style-name="ce3">
            <text:p>Data Scientist - Marketing Analytics</text:p>
          </table:table-cell>
          <table:table-cell office:value-type="string" table:style-name="ce1">
            <text:p>34-50k</text:p>
          </table:table-cell>
          <table:table-cell office:value-type="string" table:style-name="ce1">
            <text:p>amritsar</text:p>
          </table:table-cell>
          <table:table-cell table:number-columns-repeated="16378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Data Scientist</text:p>
          </table:table-cell>
          <table:table-cell office:value-type="string" table:style-name="ce1">
            <text:p>10-15k</text:p>
          </table:table-cell>
          <table:table-cell office:value-type="string" table:style-name="ce1">
            <text:p>gwalior</text:p>
          </table:table-cell>
          <table:table-cell table:number-columns-repeated="16378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-3yrs</text:p>
          </table:table-cell>
          <table:table-cell office:value-type="string" table:style-name="ce3">
            <text:p>Data Analytics Co-Op (Summer/Fall 2021)</text:p>
          </table:table-cell>
          <table:table-cell office:value-type="string" table:style-name="ce1">
            <text:p>20k</text:p>
          </table:table-cell>
          <table:table-cell office:value-type="string" table:style-name="ce1">
            <text:p>jabalpur<text:s/></text:p>
          </table:table-cell>
          <table:table-cell table:number-columns-repeated="16378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Data Scientist (Financial Services-Remote)</text:p>
          </table:table-cell>
          <table:table-cell office:value-type="string" table:style-name="ce1">
            <text:p>40k</text:p>
          </table:table-cell>
          <table:table-cell office:value-type="string" table:style-name="ce1">
            <text:p>allahbad</text:p>
          </table:table-cell>
          <table:table-cell table:number-columns-repeated="16378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2yrs</text:p>
          </table:table-cell>
          <table:table-cell office:value-type="string" table:style-name="ce3">
            <text:p>Senior Data Scientist, Trust &amp; Safety</text:p>
          </table:table-cell>
          <table:table-cell office:value-type="string" table:style-name="ce1">
            <text:p>21k-29k</text:p>
          </table:table-cell>
          <table:table-cell office:value-type="string" table:style-name="ce1">
            <text:p>howrah</text:p>
          </table:table-cell>
          <table:table-cell table:number-columns-repeated="16378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1">
            <text:p>Oneplus</text:p>
          </table:table-cell>
          <table:table-cell office:value-type="string" table:style-name="ce1">
            <text:p>1yr<text:s/></text:p>
          </table:table-cell>
          <table:table-cell office:value-type="string" table:style-name="ce3">
            <text:p>Actuarial Data Scientist</text:p>
          </table:table-cell>
          <table:table-cell office:value-type="string" table:style-name="ce1">
            <text:p>30-40k</text:p>
          </table:table-cell>
          <table:table-cell office:value-type="string" table:style-name="ce1">
            <text:p>navi mumbai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6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/>
          <table:table-cell table:style-name="ce2"/>
          <table:table-cell table:style-name="ce1"/>
          <table:table-cell table:style-name="ce3"/>
          <table:table-cell table:number-columns-repeated="16380"/>
        </table:table-row>
        <table:table-row table:number-rows-repeated="5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32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2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/>
          <table:table-cell table:style-name="ce2"/>
          <table:table-cell table:style-name="ce1"/>
          <table:table-cell table:style-name="ce3"/>
          <table:table-cell table:number-columns-repeated="16380"/>
        </table:table-row>
        <table:table-row table:number-rows-repeated="3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6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2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4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32" table:style-name="ro1">
          <table:table-cell/>
          <table:table-cell table:style-name="ce3"/>
          <table:table-cell table:number-columns-repeated="16382"/>
        </table:table-row>
        <table:table-row table:number-rows-repeated="14" table:style-name="ro1">
          <table:table-cell/>
          <table:table-cell table:style-name="ce3"/>
          <table:table-cell table:number-columns-repeated="16382" table:style-name="ce1"/>
        </table:table-row>
        <table:table-row table:number-rows-repeated="70" table:style-name="ro1">
          <table:table-cell/>
          <table:table-cell table:style-name="ce3"/>
          <table:table-cell table:number-columns-repeated="3" table:style-name="ce1"/>
          <table:table-cell table:style-name="ce3"/>
          <table:table-cell table:number-columns-repeated="16378"/>
        </table:table-row>
        <table:table-row table:number-rows-repeated="123" table:style-name="ro1">
          <table:table-cell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/>
          <table:table-cell table:style-name="ce3"/>
          <table:table-cell table:number-columns-repeated="3" table:style-name="ce1"/>
          <table:table-cell table:style-name="ce3"/>
          <table:table-cell table:number-columns-repeated="16378"/>
        </table:table-row>
        <table:table-row table:number-rows-repeated="2" table:style-name="ro1">
          <table:table-cell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number-rows-repeated="13" table:style-name="ro1">
          <table:table-cell/>
          <table:table-cell table:style-name="ce3"/>
          <table:table-cell table:number-columns-repeated="3" table:style-name="ce1"/>
          <table:table-cell table:style-name="ce3"/>
          <table:table-cell table:number-columns-repeated="16378"/>
        </table:table-row>
        <table:table-row table:number-rows-repeated="375" table:style-name="ro1">
          <table:table-cell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8"/>
        </table:table-row>
        <table:table-row table:number-rows-repeated="10" table:style-name="ro1">
          <table:table-cell/>
          <table:table-cell table:style-name="ce3"/>
          <table:table-cell table:style-name="ce1"/>
          <table:table-cell table:style-name="ce3"/>
          <table:table-cell table:number-columns-repeated="16380" table:style-name="ce1"/>
        </table:table-row>
        <table:table-row table:number-rows-repeated="473" table:style-name="ro1">
          <table:table-cell/>
          <table:table-cell table:style-name="ce3"/>
          <table:table-cell table:style-name="ce1"/>
          <table:table-cell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259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633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Karla" svg:font-family="Karla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DELL</meta:initial-creator>
    <dc:creator>DELL</dc:creator>
    <meta:creation-date>2022-06-28T15:44:14Z</meta:creation-date>
    <dc:date>2022-07-09T07:37:53Z</dc:date>
  </office:meta>
</office:document-meta>
</file>